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7000001879B1DB6E539A9BB94.png" manifest:media-type="image/png"/>
  <manifest:file-entry manifest:full-path="Pictures/100007450000286900002869D9C62D9B4A3840CA.svg" manifest:media-type="image/svg+xml"/>
  <manifest:file-entry manifest:full-path="Pictures/100003BA000018E8000018E83A75251AE17A3546.svg" manifest:media-type="image/svg+xml"/>
  <manifest:file-entry manifest:full-path="Pictures/10000201000000F1000000F1EF676C8794F846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5cm" fo:min-width="3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5cm" fo:min-width="13.5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b4c7dc" draw:textarea-horizontal-align="justify" draw:textarea-vertical-align="middle" draw:auto-grow-height="false" fo:min-height="2.5cm" fo:min-width="3.5cm"/>
      <style:paragraph-properties style:writing-mode="lr-tb"/>
    </style:style>
    <style:style style:name="gr5" style:family="graphic" style:parent-style-name="standard">
      <style:graphic-properties draw:fill="solid" draw:fill-color="#b4c7dc" draw:textarea-horizontal-align="justify" draw:textarea-vertical-align="middle" draw:auto-grow-height="false" fo:min-height="2.5cm" fo:min-width="5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5cm"/>
      <style:paragraph-properties style:writing-mode="lr-tb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  <style:paragraph-properties style:writing-mode="lr-tb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0.5cm" fo:min-width="1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b4c7dc"/>
      <style:paragraph-properties fo:text-align="center"/>
    </style:style>
    <style:style style:name="P4" style:family="paragraph">
      <loext:graphic-properties draw:fill="solid" draw:fill-color="#81aca6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5cm" svg:height="5.25cm" svg:x="22.75cm" svg:y="10.25cm">
          <text:p text:style-name="P1">Smartphone</text:p>
          <text:p text:style-name="P1">-Ap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cm" svg:height="5.25cm" svg:x="2.75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23cm" svg:height="1.23cm" svg:x="16cm" svg:y="9.52cm">
          <draw:image xlink:href="Pictures/100007450000286900002869D9C62D9B4A3840CA.svg" xlink:type="simple" xlink:show="embed" xlink:actuate="onLoad" draw:mime-type="image/svg+xml">
            <text:p/>
          </draw:image>
          <draw:image xlink:href="Pictures/1000020100000187000001879B1DB6E539A9BB94.png" xlink:type="simple" xlink:show="embed" xlink:actuate="onLoad" draw:mime-type="image/png"/>
        </draw:frame>
        <draw:custom-shape draw:style-name="gr4" draw:text-style-name="P3" draw:layer="layout" svg:width="4cm" svg:height="2.75cm" svg:x="3.5cm" svg:y="11.5cm">
          <text:p text:style-name="P1">Bibliothe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2.75cm" svg:x="9.75cm" svg:y="11.5cm">
          <text:p text:style-name="P1">Kontrollanwendun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1.5cm" svg:x="16.25cm" svg:y="4.5cm">
          <text:p text:style-name="P1">MQTT Server</text:p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6.668cm" svg:height="3.296cm" draw:transform="skewX (8.47255846708924E-017) rotate (0.759218224617533) translate (10.4808087976605cm 9.10877141051219cm)" svg:viewBox="0 0 6669 3297" svg:d="M0 3297c0 0 2891-3440 4158-3292 1242 144 2511 1349 2511 1349">
          <text:p text:style-name="P1"/>
        </draw:path>
        <draw:path draw:style-name="gr8" draw:text-style-name="P1" draw:layer="layout" svg:width="5.606cm" svg:height="1.848cm" draw:transform="rotate (-1.07145762779932) translate (23.3734391332666cm 4.61450464476734cm)" svg:viewBox="0 0 5607 1849" svg:d="M0 1849c0 0 619-1656 1856-1835 1237-180 3751 1476 3751 1476">
          <text:p/>
        </draw:path>
        <draw:path draw:style-name="gr8" draw:text-style-name="P1" draw:layer="layout" svg:width="8.015cm" svg:height="3.312cm" svg:x="5.5cm" svg:y="14.25cm" svg:viewBox="0 0 8016 3313" svg:d="M0 0c115 250 0 2000 750 2750s5500 750 6250 0 1097-2742 1000-2750">
          <text:p/>
        </draw:path>
        <draw:custom-shape draw:style-name="gr9" draw:text-style-name="P4" draw:layer="layout" svg:width="2cm" svg:height="0.75cm" svg:x="10.75cm" svg:y="6cm">
          <text:p text:style-name="P1">JSON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75cm" svg:x="25cm" svg:y="6cm">
          <text:p text:style-name="P1">JSON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25cm" svg:height="1cm" svg:x="8.25cm" svg:y="16.5cm">
          <draw:text-box>
            <text:p>UDP</text:p>
          </draw:text-box>
        </draw:frame>
        <draw:frame draw:style-name="gr3" draw:text-style-name="P1" draw:layer="layout" svg:width="0.995cm" svg:height="0.995cm" svg:x="26cm" svg:y="9.75cm">
          <draw:image xlink:href="Pictures/100003BA000018E8000018E83A75251AE17A3546.svg" xlink:type="simple" xlink:show="embed" xlink:actuate="onLoad" draw:mime-type="image/svg+xml">
            <text:p/>
          </draw:image>
          <draw:image xlink:href="Pictures/10000201000000F1000000F1EF676C8794F8464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5T21:31:01.334000000</meta:creation-date>
    <dc:date>2022-03-15T21:53:54.840000000</dc:date>
    <meta:editing-duration>PT2M27S</meta:editing-duration>
    <meta:editing-cycles>1</meta:editing-cycles>
    <meta:document-statistic meta:object-count="13"/>
    <meta:generator>LibreOffice/7.1.4.2$Windows_X86_64 LibreOffice_project/a529a4fab45b75fefc5b6226684193eb000654f6</meta:generator>
  </office:meta>
</office:document-meta>
</file>